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/>
    <style:font-face style:name="FreeSans1" svg:font-family="FreeSans" style:font-family-generic="swiss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851c4" officeooo:paragraph-rsid="000851c4" style:font-weight-asian="bold" style:font-weight-complex="bold"/>
    </style:style>
    <style:style style:name="P2" style:family="paragraph" style:parent-style-name="Standard" style:list-style-name="L1">
      <style:text-properties officeooo:rsid="000f74f1" officeooo:paragraph-rsid="000f74f1"/>
    </style:style>
    <style:style style:name="P3" style:family="paragraph" style:parent-style-name="Standard" style:list-style-name="L1">
      <style:text-properties officeooo:rsid="000f74f1" officeooo:paragraph-rsid="00109389"/>
    </style:style>
    <style:style style:name="P4" style:family="paragraph" style:parent-style-name="Standard" style:list-style-name="L1">
      <style:text-properties officeooo:rsid="00109b7b" officeooo:paragraph-rsid="001374b7"/>
    </style:style>
    <style:style style:name="P5" style:family="paragraph" style:parent-style-name="Standard" style:list-style-name="L1">
      <style:text-properties officeooo:rsid="000851c4" officeooo:paragraph-rsid="000f74f1"/>
    </style:style>
    <style:style style:name="P6" style:family="paragraph" style:parent-style-name="Standard" style:list-style-name="L1">
      <style:text-properties officeooo:rsid="000851c4" officeooo:paragraph-rsid="000851c4"/>
    </style:style>
    <style:style style:name="P7" style:family="paragraph" style:parent-style-name="Standard" style:list-style-name="L1">
      <style:text-properties officeooo:rsid="00092bb3" officeooo:paragraph-rsid="00092bb3"/>
    </style:style>
    <style:style style:name="P8" style:family="paragraph" style:parent-style-name="Standard" style:list-style-name="L1">
      <style:text-properties officeooo:rsid="000c7f7e" officeooo:paragraph-rsid="000c7f7e"/>
    </style:style>
    <style:style style:name="P9" style:family="paragraph" style:parent-style-name="Standard" style:list-style-name="L1">
      <style:text-properties officeooo:rsid="0009e426" officeooo:paragraph-rsid="0009e426"/>
    </style:style>
    <style:style style:name="P10" style:family="paragraph" style:parent-style-name="Standard" style:list-style-name="L1">
      <style:text-properties officeooo:rsid="000b7c86" officeooo:paragraph-rsid="000b7c86"/>
    </style:style>
    <style:style style:name="T1" style:family="text">
      <style:text-properties style:text-line-through-style="solid" style:text-line-through-type="double" style:font-size-asian="10.5pt"/>
    </style:style>
    <style:style style:name="T2" style:family="text">
      <style:text-properties style:text-line-through-style="solid" style:text-line-through-type="double" officeooo:rsid="0011fe89"/>
    </style:style>
    <style:style style:name="T3" style:family="text">
      <style:text-properties officeooo:rsid="0011fe89"/>
    </style:style>
    <style:style style:name="T4" style:family="text">
      <style:text-properties officeooo:rsid="000e7131"/>
    </style:style>
    <style:style style:name="T5" style:family="text">
      <style:text-properties fo:color="#ff3333" style:font-name="Ubuntu Condensed" fo:font-size="13pt" officeooo:rsid="000e7131" style:font-name-asian="Ubuntu Condensed" style:font-size-asian="13pt" style:font-name-complex="Ubuntu Condensed" style:font-size-complex="13pt"/>
    </style:style>
    <style:style style:name="T6" style:family="text">
      <style:text-properties fo:color="#ff3333" style:font-name="Ubuntu Condensed" fo:font-size="13pt" officeooo:rsid="0015329f" style:font-name-asian="Ubuntu Condensed" style:font-size-asian="13pt" style:font-name-complex="Ubuntu Condensed" style:font-size-complex="13pt"/>
    </style:style>
    <style:style style:name="T7" style:family="text">
      <style:text-properties officeooo:rsid="00109389"/>
    </style:style>
    <style:style style:name="T8" style:family="text">
      <style:text-properties fo:color="#000000" style:font-name="Ubuntu Condensed" fo:font-size="13pt" officeooo:rsid="0015329f" style:font-name-asian="Ubuntu Condensed" style:font-size-asian="13pt" style:font-name-complex="Ubuntu Condensed" style:font-size-complex="13pt"/>
    </style:style>
    <style:style style:name="T9" style:family="text">
      <style:text-properties fo:color="#000000" style:font-name="Trebuchet MS1" fo:font-size="13pt" officeooo:rsid="0015329f" style:font-name-asian="Ubuntu Condensed" style:font-size-asian="13pt" style:font-name-complex="Ubuntu Condensed" style:font-size-complex="13pt"/>
    </style:style>
    <style:style style:name="T10" style:family="text">
      <style:text-properties fo:color="#000000" style:font-name="Trebuchet MS1" fo:font-size="11pt" officeooo:rsid="0015329f" style:font-name-asian="Ubuntu Condensed" style:font-size-asian="11pt" style:font-name-complex="Ubuntu Condensed" style:font-size-complex="11pt"/>
    </style:style>
    <style:style style:name="T11" style:family="text">
      <style:text-properties fo:color="#000000" style:font-name="Trebuchet MS1" fo:font-size="10.5pt" officeooo:rsid="0015329f" style:font-name-asian="Ubuntu Condensed" style:font-size-asian="10.5pt" style:font-name-complex="Ubuntu Condensed" style:font-size-complex="10.5pt"/>
    </style:style>
    <style:style style:name="T12" style:family="text">
      <style:text-properties fo:color="#000000" style:font-name="Trebuchet MS1" fo:font-size="10pt" officeooo:rsid="0015329f" style:font-name-asian="Ubuntu Condensed" style:font-size-asian="10pt" style:font-name-complex="Ubuntu Condensed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60215615266856592" text:style-name="L1">
        <text:list-item>
          <text:p text:style-name="P2">Check and if necessary correct odd-order step response</text:p>
        </text:list-item>
        <text:list-item>
          <text:p text:style-name="P4">Allow readout of attenuation versus frequency<text:span text:style-name="T4"> </text:span><text:span text:style-name="T5">√</text:span><text:span text:style-name="T6"> </text:span><text:span text:style-name="T12">26/9/2016</text:span></text:p>
        </text:list-item>
        <text:list-item>
          <text:p text:style-name="P5">Improve component selection especially at higher 'q' values</text:p>
        </text:list-item>
        <text:list-item>
          <text:p text:style-name="P6">Get Sallen and Key bandpass design working</text:p>
        </text:list-item>
        <text:list-item>
          <text:p text:style-name="P6">Extend discrete filter design to bandpass and highpass<text:span text:style-name="T4"> </text:span><text:span text:style-name="T5">√</text:span></text:p>
        </text:list-item>
        <text:list-item>
          <text:p text:style-name="P6">Put stages in rising 'q' order; begin with first order if any</text:p>
        </text:list-item>
        <text:list-item>
          <text:p text:style-name="P3">Display circuit diagrams<text:span text:style-name="T7"> </text:span><text:span text:style-name="T5">√</text:span></text:p>
        </text:list-item>
        <text:list-item>
          <text:p text:style-name="P7">Sanity checks</text:p>
        </text:list-item>
        <text:list-item>
          <text:p text:style-name="P8">Verification</text:p>
        </text:list-item>
        <text:list-item>
          <text:p text:style-name="P9">Input by csv file as well as step response</text:p>
        </text:list-item>
        <text:list-item>
          <text:p text:style-name="P10">Ultimately, add bandstop filter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" svg:font-family="'Ubuntu Condensed'"/>
    <style:font-face style:name="FreeSans1" svg:font-family="FreeSans" style:font-family-generic="swiss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rebuchet MS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family="'Trebuchet M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rebuchet MS" fo:font-family="'Trebuchet M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rebuchet MS" fo:font-family="'Trebuchet M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fo:font-family="'Trebuchet MS'" style:font-family-generic="swiss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851c4" officeooo:paragraph-rsid="000851c4" style:font-weight-asian="bold" style:font-weight-complex="bold"/>
    </style:style>
    <style:style style:name="MT1" style:family="text">
      <style:text-properties style:text-line-through-style="solid" style:text-line-through-type="double" style:font-size-asian="10.5pt"/>
    </style:style>
    <style:style style:name="MT2" style:family="text">
      <style:text-properties style:text-line-through-style="solid" style:text-line-through-type="double" officeooo:rsid="0011fe89"/>
    </style:style>
    <style:style style:name="MT3" style:family="text">
      <style:text-properties officeooo:rsid="0011fe8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'rbfilter' To Do List <text:span text:style-name="MT1">10th April</text:span> <text:span text:style-name="MT2">5th September</text:span><text:span text:style-name="MT3"> 26th September </text:span>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0:13:05.490065003</meta:creation-date>
    <dc:date>2016-09-26T11:49:23.339692040</dc:date>
    <meta:editing-duration>PT36M6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94" meta:character-count="545" meta:non-whitespace-character-count="474"/>
  </office:meta>
</office:document-meta>
</file>